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FB00000014400FA532236DE2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imbus Sans L', sans-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98e4c" officeooo:paragraph-rsid="00198e4c"/>
    </style:style>
    <style:style style:name="P2" style:family="paragraph" style:parent-style-name="Text_20_body">
      <style:paragraph-properties fo:text-align="center" style:justify-single-word="false"/>
      <style:text-properties officeooo:rsid="00115ac9" officeooo:paragraph-rsid="00115ac9"/>
    </style:style>
    <style:style style:name="P3" style:family="paragraph" style:parent-style-name="Text_20_body">
      <style:text-properties fo:font-size="14pt" style:font-size-asian="14pt" style:font-size-complex="14pt"/>
    </style:style>
    <style:style style:name="P4" style:family="paragraph" style:parent-style-name="Text_20_body">
      <style:paragraph-properties fo:margin-left="0in" fo:margin-right="0in" fo:margin-top="0in" fo:margin-bottom="0.0972in" loext:contextual-spacing="false" style:line-height-at-least="0.198in" fo:widows="1" fo:text-indent="0in" style:auto-text-indent="false"/>
      <style:text-properties fo:font-variant="normal" fo:text-transform="none" fo:color="#333333" style:font-name="Arial" fo:font-size="12pt" fo:letter-spacing="normal" fo:font-style="normal" fo:font-weight="normal" officeooo:rsid="00115ac9" officeooo:paragraph-rsid="00115ac9" style:font-size-asian="10.5pt" style:font-size-complex="12pt"/>
    </style:style>
    <style:style style:name="P5" style:family="paragraph" style:parent-style-name="Text_20_body">
      <style:paragraph-properties fo:margin-left="0in" fo:margin-right="0in" fo:margin-top="0in" fo:margin-bottom="0.0972in" loext:contextual-spacing="false" style:line-height-at-least="0.198in" fo:widows="1" fo:text-indent="0in" style:auto-text-indent="false"/>
      <style:text-properties fo:font-variant="normal" fo:text-transform="none" fo:color="#333333" style:font-name="Arial"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0972in" loext:contextual-spacing="false" style:line-height-at-least="0.198in" fo:widows="1" fo:text-indent="0in" style:auto-text-indent="false"/>
      <style:text-properties fo:font-variant="normal" fo:text-transform="none" fo:color="#333333" style:font-name="Arial" fo:font-size="12pt" fo:letter-spacing="normal" fo:font-style="normal" fo:font-weight="normal" officeooo:rsid="00181845" officeooo:paragraph-rsid="00181845" style:font-size-asian="12pt" style:font-size-complex="12pt"/>
    </style:style>
    <style:style style:name="P7" style:family="paragraph" style:parent-style-name="Text_20_body">
      <style:paragraph-properties fo:margin-left="0in" fo:margin-right="0in" fo:margin-top="0in" fo:margin-bottom="0.0972in" loext:contextual-spacing="false" style:line-height-at-least="0.198in" fo:widows="1" fo:text-indent="0in" style:auto-text-indent="false"/>
      <style:text-properties fo:font-variant="normal" fo:text-transform="none" fo:color="#252525" style:font-name="sans-serif" fo:font-size="10pt" fo:letter-spacing="normal" fo:font-style="normal" fo:font-weight="normal" officeooo:rsid="00181845" officeooo:paragraph-rsid="00181845" style:font-size-asian="10pt" style:font-size-complex="10pt"/>
    </style:style>
    <style:style style:name="P8" style:family="paragraph" style:parent-style-name="Text_20_body">
      <style:paragraph-properties fo:margin-left="0in" fo:margin-right="0in" fo:margin-top="0in" fo:margin-bottom="0.0972in" loext:contextual-spacing="false" style:line-height-at-least="0.198in" fo:widows="1" fo:text-indent="0in" style:auto-text-indent="false"/>
    </style:style>
    <style:style style:name="P9" style:family="paragraph" style:parent-style-name="Text_20_body">
      <style:paragraph-properties fo:margin-left="0in" fo:margin-right="0in" fo:margin-top="0in" fo:margin-bottom="0.0972in" loext:contextual-spacing="false" style:line-height-at-least="0.198in" fo:widows="1" fo:text-indent="0in" style:auto-text-indent="false"/>
      <style:text-properties officeooo:paragraph-rsid="0014370b"/>
    </style:style>
    <style:style style:name="P10" style:family="paragraph" style:parent-style-name="Title">
      <style:text-properties officeooo:rsid="00115ac9" officeooo:paragraph-rsid="00115ac9"/>
    </style:style>
    <style:style style:name="P11" style:family="paragraph" style:parent-style-name="Standard">
      <style:paragraph-properties fo:line-height="115%"/>
      <style:text-properties officeooo:rsid="00198e4c" officeooo:paragraph-rsid="00198e4c"/>
    </style:style>
    <style:style style:name="P12" style:family="paragraph" style:parent-style-name="Standard">
      <style:paragraph-properties fo:line-height="115%"/>
      <style:text-properties officeooo:rsid="001a1573" officeooo:paragraph-rsid="001a1573"/>
    </style:style>
    <style:style style:name="P13" style:family="paragraph" style:parent-style-name="Standard">
      <style:paragraph-properties fo:line-height="115%"/>
      <style:text-properties officeooo:rsid="001f81c4" officeooo:paragraph-rsid="001f81c4"/>
    </style:style>
    <style:style style:name="P14" style:family="paragraph" style:parent-style-name="Standard">
      <style:paragraph-properties fo:line-height="115%"/>
      <style:text-properties officeooo:paragraph-rsid="00198e4c"/>
    </style:style>
    <style:style style:name="P15" style:family="paragraph" style:parent-style-name="Text_20_body" style:list-style-name="L1">
      <style:paragraph-properties fo:margin-top="0in" fo:margin-bottom="0in" loext:contextual-spacing="false" fo:line-height="100%" fo:widows="1" fo:padding="0in" fo:border="none"/>
      <style:text-properties fo:font-variant="normal" fo:text-transform="none" fo:color="#252525" style:font-name="sans-serif" fo:font-size="10pt" fo:letter-spacing="normal" fo:font-style="normal" fo:font-weight="normal" style:font-size-asian="10pt" style:font-size-complex="10pt"/>
    </style:style>
    <style:style style:name="P16" style:family="paragraph" style:parent-style-name="Text_20_body" style:list-style-name="L1">
      <style:paragraph-properties fo:margin-top="0in" fo:margin-bottom="0in" loext:contextual-spacing="false" style:line-height-at-least="0.2291in" fo:widows="1" fo:padding="0in" fo:border="none"/>
      <style:text-properties fo:font-variant="normal" fo:text-transform="none" fo:color="#252525" style:font-name="sans-serif" fo:font-size="10pt" fo:letter-spacing="normal" fo:font-style="normal" fo:font-weight="normal" style:font-size-asian="10pt" style:font-size-complex="10pt"/>
    </style:style>
    <style:style style:name="P17" style:family="paragraph" style:parent-style-name="Text_20_body">
      <style:paragraph-properties fo:margin-left="0in" fo:margin-right="0in" fo:margin-top="0in" fo:margin-bottom="0.0972in" loext:contextual-spacing="false" style:line-height-at-least="0.198in" fo:widows="1" fo:text-indent="0in" style:auto-text-indent="false"/>
      <style:text-properties fo:font-variant="normal" fo:text-transform="none" fo:color="#333333" style:font-name="Arial" fo:font-size="12pt" fo:letter-spacing="normal" fo:font-style="normal" fo:font-weight="normal" officeooo:rsid="0014370b" officeooo:paragraph-rsid="0014370b" style:font-size-asian="12pt" style:font-size-complex="12pt"/>
    </style:style>
    <style:style style:name="T1" style:family="text">
      <style:text-properties style:text-position="33% 80%"/>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variant="normal" fo:text-transform="none" fo:color="#333333" style:font-name="Arial" fo:font-size="12pt" fo:letter-spacing="normal" fo:font-style="normal" fo:font-weight="normal" style:font-size-asian="12pt" style:font-size-complex="12pt"/>
    </style:style>
    <style:style style:name="T5" style:family="text">
      <style:text-properties fo:font-variant="normal" fo:text-transform="none" fo:color="#333333" style:font-name="Arial" fo:font-size="12pt" fo:letter-spacing="normal" fo:font-style="normal" fo:font-weight="normal" officeooo:rsid="0014370b" style:font-size-asian="12pt" style:font-size-complex="12pt"/>
    </style:style>
    <style:style style:name="T6" style:family="text">
      <style:text-properties fo:font-variant="normal" fo:text-transform="none" fo:color="#333333" style:font-name="Arial" fo:font-size="12pt" fo:letter-spacing="normal" fo:font-style="normal" fo:font-weight="normal" officeooo:rsid="0014db80" style:font-size-asian="12pt" style:font-size-complex="12pt"/>
    </style:style>
    <style:style style:name="T7" style:family="text">
      <style:text-properties fo:font-variant="normal" fo:text-transform="none" fo:color="#333333" style:font-name="Arial" fo:font-size="12pt" fo:letter-spacing="normal" fo:font-style="normal" fo:font-weight="normal" officeooo:rsid="00181845" style:font-size-asian="12pt" style:font-size-complex="12pt"/>
    </style:style>
    <style:style style:name="T8" style:family="text">
      <style:text-properties fo:font-variant="normal" fo:text-transform="none" fo:color="#333333" style:text-position="-33% 80%" style:font-name="Arial" fo:font-size="12pt" fo:letter-spacing="normal" fo:font-style="normal" fo:font-weight="normal" style:font-size-asian="12pt" style:font-size-complex="12pt"/>
    </style:style>
    <style:style style:name="T9" style:family="text">
      <style:text-properties fo:font-style="italic"/>
    </style:style>
    <style:style style:name="T10" style:family="text">
      <style:text-properties fo:font-weight="bold" style:font-weight-asian="bold" style:font-weight-complex="bold"/>
    </style:style>
    <style:style style:name="T11" style:family="text">
      <style:text-properties fo:font-weight="bold" officeooo:rsid="00198e4c" style:font-weight-asian="bold" style:font-weight-complex="bold"/>
    </style:style>
    <style:style style:name="T12" style:family="text">
      <style:text-properties officeooo:rsid="00198e4c"/>
    </style:style>
    <style:style style:name="T13" style:family="text">
      <style:text-properties officeooo:rsid="001a68d7"/>
    </style:style>
    <style:style style:name="T14" style:family="text">
      <style:text-properties officeooo:rsid="001be63f"/>
    </style:style>
    <style:style style:name="T15" style:family="text">
      <style:text-properties officeooo:rsid="001da952"/>
    </style:style>
    <style:style style:name="T16" style:family="text">
      <style:text-properties officeooo:rsid="001e4412"/>
    </style:style>
    <style:style style:name="T17" style:family="text">
      <style:text-properties officeooo:rsid="002100ba"/>
    </style:style>
    <style:style style:name="T18" style:family="text">
      <style:text-properties officeooo:rsid="00219b35"/>
    </style:style>
    <style:style style:name="T19" style:family="text">
      <style:text-properties officeooo:rsid="00231171"/>
    </style:style>
    <style:style style:name="T20" style:family="text">
      <style:text-properties officeooo:rsid="0024fa5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ot Matson</text:p>
      <text:p text:style-name="P4">ASTR 101 – 01</text:p>
      <text:p text:style-name="P10">The Drake Equation</text:p>
      <text:p text:style-name="P2"><draw:frame draw:style-name="fr1" draw:name="Image1" text:anchor-type="as-char" svg:width="2.6146in" svg:height="0.2083in" draw:z-index="0"><draw:image xlink:href="Pictures/10000200000000FB00000014400FA532236DE203.png" xlink:type="simple" xlink:show="embed" xlink:actuate="onLoad"/><svg:title>N = R_{\ast} \cdot f_p \cdot n_e \cdot f_{\ell} \cdot f_i \cdot f_c \cdot L</svg:title></draw:frame></text:p>
      <text:p text:style-name="P5">N = The number of civilizations in The Milky Way Galaxy whose electromagnetic emissions are detectable.</text:p>
      <text:p text:style-name="P5">R<text:span text:style-name="T1">*</text:span>= The rate of formation of stars suitable for the development of intelligent life.</text:p>
      <text:p text:style-name="P8"><text:span text:style-name="T4">f</text:span><text:span text:style-name="Emphasis"><text:span text:style-name="T8">p</text:span></text:span><text:span text:style-name="T4">= The fraction of those stars with planetary systems.</text:span></text:p>
      <text:p text:style-name="P8"><text:span text:style-name="T4">n</text:span><text:span text:style-name="Emphasis"><text:span text:style-name="T8">e</text:span></text:span><text:span text:style-name="T4">= The number of planets, per solar system, with an environment suitable for life.</text:span></text:p>
      <text:p text:style-name="P8"><text:span text:style-name="T4">f</text:span><text:span text:style-name="Emphasis"><text:span text:style-name="T8">l</text:span></text:span><text:span text:style-name="T4">= The fraction of suitable planets on which life actually appears.</text:span></text:p>
      <text:p text:style-name="P8"><text:span text:style-name="T4">f</text:span><text:span text:style-name="Emphasis"><text:span text:style-name="T8">i</text:span></text:span><text:span text:style-name="T4">= The fraction of life bearing planets on which intelligent life emerges.</text:span></text:p>
      <text:p text:style-name="P8"><text:span text:style-name="T4">f</text:span><text:span text:style-name="Emphasis"><text:span text:style-name="T8">c</text:span></text:span><text:span text:style-name="T4">= The fraction of civilizations that develop a technology that releases detectable signs of their existence into space.</text:span></text:p>
      <text:p text:style-name="P5">L= The length of time such civilizations release detectable signals into space.</text:p>
      <text:p text:style-name="P5"/>
      <text:p text:style-name="P6">Based upon this formula, The Order of The Dolphin has concluded a highly contestable 'educated guess' of what these values should be.</text:p>
      <text:p text:style-name="P7"><text:span text:style-name="T9">R</text:span>*= 1/year (1 star formed per year, on the average over the life of the galaxy; this was regarded as conservative)</text:p>
      <text:list xml:id="list8084464769520576820" text:style-name="L1">
        <text:list-item>
          <text:p text:style-name="P15"><text:span text:style-name="T9">f</text:span>p= 0.2-0.5 (one fifth to one half of all stars formed will have planets)</text:p>
        </text:list-item>
        <text:list-item>
          <text:p text:style-name="P15"><text:span text:style-name="T9">n</text:span>e= 1-5 (stars with planets will have between 1 and 5 planets capable of developing life)</text:p>
        </text:list-item>
        <text:list-item>
          <text:p text:style-name="P15"><text:span text:style-name="T9">f</text:span>l= 1 (100% of these planets will develop life)</text:p>
        </text:list-item>
        <text:list-item>
          <text:p text:style-name="P15"><text:span text:style-name="T9">f</text:span>i= 1 (100% of which will develop intelligent life)</text:p>
        </text:list-item>
        <text:list-item>
          <text:p text:style-name="P15"><text:span text:style-name="T9">f</text:span>c= 0.1-0.2 (10-20% of which will be able to communicate)</text:p>
        </text:list-item>
        <text:list-item>
          <text:p text:style-name="P16"><text:span text:style-name="T9">L</text:span>= 1000-100,000,000 years (which will last somewhere between 1000 and 100,000,000 years)</text:p>
          <text:p text:style-name="P16"/>
        </text:list-item>
      </text:list>
      <text:p text:style-name="P9"><text:span text:style-name="T5">In application, this formula </text:span><text:span text:style-name="T7">generates</text:span><text:span text:style-name="T5"> an incredibly large disparity, mostly evolving out of the conjecture of the last 4 vari</text:span><text:span text:style-name="T6">a</text:span><text:span text:style-name="T5">bles:</text:span></text:p>
      <text:p text:style-name="P17"/>
      <text:p text:style-name="P3"><text:span text:style-name="T10">Minima:</text:span> <text:tab/>N = 7 × 0.4 × 10<text:span text:style-name="T12">^</text:span>−11 × 10<text:span text:style-name="T12">^</text:span>−9 × 0.1 × 304 = <text:span text:style-name="T10">8 x 10</text:span><text:span text:style-name="T11">^</text:span><text:span text:style-name="T10">−20</text:span></text:p>
      <text:p text:style-name="Text_20_body"><text:span text:style-name="T2">Maxima:</text:span><text:span text:style-name="T3"> <text:tab/>N = 7 × 1 × 0.2 × 0.13 × 1 × 0.2 × 109 = </text:span><text:span text:style-name="T2">36.4 million</text:span></text:p>
      <text:p text:style-name="P3"><text:span text:style-name="T10">Range:</text:span> <text:tab/>8 x 10−20 - 36.4 million</text:p>
      <text:p text:style-name="Standard"/>
      <text:p text:style-name="P11"><text:soft-page-break/>While Drake himself poses this formula does not exist to be taken scientifically but rather, serves to initiate a discussion about what factors would need to be taken under consideration when arguing the probability that a communicative civilization other than ourselves exists in The Milky Way Galaxy, it does raise some interesting questions as to where we stand today when attempting to answer one of the classic questions, “Are we alone?”.</text:p>
      <text:p text:style-name="P14"/>
      <text:p text:style-name="P11">It is immediately <text:span text:style-name="T17">apparent</text:span> that many factors in this formula are simply impossible to prove and <text:span text:style-name="T18">boil down to</text:span> <text:span text:style-name="T18">intelligent</text:span> speculation. Furthermore, we must question if we have even considered every possible factor in this equation. <text:span text:style-name="T19">It</text:span> could <text:span text:style-name="T19">be </text:span>contend<text:span text:style-name="T19">ed</text:span> that the last 4 variables <text:span text:style-name="T13">are</text:span> categorized as known unknowns and extend simply from <text:span text:style-name="T19">the scientific</text:span> understanding of what <text:span text:style-name="T19">is</text:span> know<text:span text:style-name="T19">n</text:span> to be true <text:span text:style-name="T19">of</text:span> our own civilization. How then could <text:span text:style-name="T13">w</text:span>e factor in unknown unknown's? Variables which have yet to be uncovered due to the infancy of our technology and<text:span text:style-name="T15"> </text:span>understanding. <text:span text:style-name="T19">F</text:span>actoring in additional variables could narrow the disparity and increase the probability that another civilization exists, and <text:span text:style-name="T16">yet, </text:span>the inverse may also be true.</text:p>
      <text:p text:style-name="P11"/>
      <text:p text:style-name="P12">Taken at face value, the absolute minima is a far greater value than the absolute maxima. The range of numbers drastically remains in favor that our planet is a unique island unto itself in this sea of stars. But given the infinitesimal chance that not only a civilization does exist but that we even manage to come in contact with it, the conversation would be of very little value as it would span across centuries. Sure we may possibly conclude at some point in time that Someone or something is out there but beyond that there is little to gain from such knowledge in our era.</text:p>
      <text:p text:style-name="P12"/>
      <text:p text:style-name="P13">Returning to the point that Drake made, that this formula's intended purpose was to ignite a debate, this <text:s/><text:span text:style-name="T19">reasoning</text:span> I believe, is more important the the resultant N. Getting people talking about astronomy, whether it be scientists, politicians, or the general public is a good thing. If we can inspire someone with this formula that <text:span text:style-name="T19">by design </text:span>determines the existence of an extraterrestrial life form then not only can we motivate more people to take interest in this field of study but we can also generate <text:span text:style-name="T20">additional</text:span> revenue for further exploration of the cosmos.</text:p>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imbus Sans L', sans-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21:57:08.199609569</meta:creation-date>
    <dc:date>2015-10-15T09:04:48.485137542</dc:date>
    <meta:editing-duration>PT44M13S</meta:editing-duration>
    <meta:editing-cycles>25</meta:editing-cycles>
    <meta:generator>LibreOffice/5.0.2.2$Linux_X86_64 LibreOffice_project/00m0$Build-2</meta:generator>
    <meta:document-statistic meta:table-count="0" meta:image-count="1" meta:object-count="0" meta:page-count="2" meta:paragraph-count="29" meta:word-count="685" meta:character-count="3970" meta:non-whitespace-character-count="3314"/>
  </office:meta>
</office:document-meta>
</file>